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000000120AAA27E1D.png" manifest:media-type="image/png"/>
  <manifest:file-entry manifest:full-path="Pictures/100000010000078000000244FF4FFA0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4.087cm, 2.676cm, 0cm)" draw:image-opacity="100%" style:mirror="none" loext:decorative="fals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5.738cm" svg:x="1cm" svg:y="1.762cm">
          <draw:image xlink:href="Pictures/100000010000078000000244FF4FFA0B.png" xlink:type="simple" xlink:show="embed" xlink:actuate="onLoad" draw:mime-type="image/png">
            <text:p/>
          </draw:image>
        </draw:frame>
        <draw:frame draw:style-name="gr2" draw:text-style-name="P1" draw:layer="layout" svg:width="6.249cm" svg:height="4.737cm" svg:x="1.5cm" svg:y="11.512cm">
          <draw:image xlink:href="Pictures/100000010000078000000244FF4FFA0B.png" xlink:type="simple" xlink:show="embed" xlink:actuate="onLoad" draw:mime-type="image/png">
            <text:p text:style-name="P1"/>
          </draw:image>
        </draw:frame>
      </draw:page>
      <draw:page draw:name="page2" draw:style-name="dp1" draw:master-page-name="Обычный">
        <draw:frame draw:style-name="gr1" draw:text-style-name="P1" draw:layer="layout" svg:width="15.975cm" svg:height="6.25cm" svg:x="2.5cm" svg:y="4.25cm">
          <draw:image xlink:href="Pictures/10000000000002E000000120AAA27E1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6:33:04.582047211</meta:creation-date>
    <dc:date>2025-01-13T18:22:44.466992912</dc:date>
    <meta:editing-duration>PT1H25M</meta:editing-duration>
    <meta:editing-cycles>1</meta:editing-cycles>
    <meta:document-statistic meta:object-count="3"/>
    <meta:generator>LibreOffice/24.2.7.2$Linux_X86_64 LibreOffice_project/420$Build-2</meta:generator>
  </office:meta>
</office:document-meta>
</file>